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9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2" style:family="paragraph" style:parent-style-name="Text_20_body">
      <style:paragraph-properties fo:line-height="0.282cm" fo:text-align="justify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  <style:text-properties style:font-name="맑은 고딕" style:font-name-asian="맑은 고딕1"/>
    </style:style>
    <style:style style:name="P4" style:family="paragraph" style:parent-style-name="Standard">
      <style:paragraph-properties>
        <style:tab-stops>
          <style:tab-stop style:position="8.599cm"/>
        </style:tab-stops>
      </style:paragraph-properties>
      <style:text-properties style:font-name="맑은 고딕" style:font-name-asian="맑은 고딕1"/>
    </style:style>
    <style:style style:name="P5" style:family="paragraph" style:parent-style-name="Standard">
      <style:paragraph-properties style:line-height-at-least="0.706cm" fo:text-align="start" style:justify-single-word="false"/>
      <style:text-properties fo:color="#000000" style:font-name="맑은 고딕" fo:background-color="#ffffff" style:font-name-asian="맑은 고딕1"/>
    </style:style>
    <style:style style:name="P6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  <style:text-properties style:font-name="맑은 고딕" fo:font-weight="bold" style:font-name-asian="맑은 고딕1" style:font-weight-asian="bold"/>
    </style:style>
    <style:style style:name="P7" style:family="paragraph" style:parent-style-name="Header">
      <style:paragraph-properties fo:text-align="center" style:justify-single-word="false"/>
      <style:text-properties style:font-name="굴림" fo:font-size="14pt" fo:font-weight="bold" style:font-name-asian="굴림1" style:font-size-asian="14pt" style:font-weight-asian="bold" style:font-size-complex="14pt"/>
    </style:style>
    <style:style style:name="P8" style:family="paragraph" style:parent-style-name="List_20_Paragraph" style:list-style-name="WWNum20">
      <style:paragraph-properties fo:text-align="start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  <style:text-properties style:font-name="맑은 고딕" style:font-name-asian="맑은 고딕1"/>
    </style:style>
    <style:style style:name="P10" style:family="paragraph" style:parent-style-name="List_20_Paragraph" style:list-style-name="WWNum21">
      <style:paragraph-properties fo:text-align="start" style:justify-single-word="false"/>
      <style:text-properties style:font-name="맑은 고딕" style:font-name-asian="맑은 고딕1"/>
    </style:style>
    <style:style style:name="P11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1ce77d" style:font-name-asian="맑은 고딕1"/>
    </style:style>
    <style:style style:name="T3" style:family="text">
      <style:text-properties style:font-name="Wingdings" style:font-name-asian="Wingdings1" style:font-name-complex="Wingding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교육 제목</text:p>
          </table:table-cell>
          <table:table-cell table:style-name="표1.A1" office:value-type="string">
            <text:p text:style-name="P5">NLP</text:p>
          </table:table-cell>
        </table:table-row>
        <table:table-row table:style-name="표1.2">
          <table:table-cell table:style-name="표1.A1" office:value-type="string">
            <text:p text:style-name="P3">교육 일시</text:p>
          </table:table-cell>
          <table:table-cell table:style-name="표1.A1" office:value-type="string">
            <text:p text:style-name="P1"><text:span text:style-name="T1">2022.01.</text:span><text:span text:style-name="T2">19</text:span><text:span text:style-name="T1">(</text:span><text:span text:style-name="T2">수</text:span><text:span text:style-name="T1">)</text:span></text:p>
          </table:table-cell>
        </table:table-row>
        <table:table-row table:style-name="표1.3">
          <table:table-cell table:style-name="표1.A1" office:value-type="string">
            <text:p text:style-name="P3">교육 장소</text:p>
          </table:table-cell>
          <table:table-cell table:style-name="표1.A1" office:value-type="string">
            <text:p text:style-name="P4">영우글로벌러닝</text:p>
          </table:table-cell>
        </table:table-row>
        <table:table-row table:style-name="표1.2">
          <table:table-cell table:style-name="표1.A1" table:number-columns-spanned="2" office:value-type="string">
            <text:p text:style-name="P6">교육 내용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오전</text:p>
          </table:table-cell>
          <table:table-cell table:style-name="표1.A1" office:value-type="string">
            <text:list xml:id="list3561578538" text:style-name="WWNum20">
              <text:list-item>
                <text:p text:style-name="P8"><text:span text:style-name="T1">사전에 없는 단어의 문제 OOV<text:line-break/>ex) 코로나바이러스는 2019년 12월 중국 우한에서 처음 발생한 뒤 전 세계로 확산된, 새로운 유형의 호흡기 감염 질환입니다. </text:span><text:span text:style-name="T3"></text:span><text:span text:style-name="T1"> 코로나바이러스, 우한을 모름, 이것이 OOV</text:span></text:p>
              </text:list-item>
              <text:list-item>
                <text:p text:style-name="P8"><text:span text:style-name="T1">Wordpiece Model(WPM) </text:span><text:span text:style-name="T3"></text:span><text:span text:style-name="T1"> preview, predict의 pre(미리, 이전)을 떼냄<text:line-break/>한 단어를 여러 개의 Subword의 집합으로 보는 것이 WPM</text:span></text:p>
              </text:list-item>
              <text:list-item>
                <text:p text:style-name="P9">Byte Pair Encoding(BPE)<text:line-break/>데이터 압축을 위해 생겨남, Byte Pair를 새로운 단어로 치환하여 압축<text:line-break/>aaabdaaabac # 가장 많이 등장한 바이트 쌍 “aa”를 “Z”로 치환… 계속 진행</text:p>
              </text:list-item>
              <text:list-item>
                <text:p text:style-name="P9">Byte Pair Encoding(BPE) 2<text:line-break/>BPE 압축 과정<text:line-break/>① 딕셔너리 생성(단어 : 빈도)<text:line-break/>② Character 단위로 분절 후 pair 별 빈도 카운트<text:line-break/>③ 최빈도 pair를 골라, merge 수행<text:line-break/>④ pair별 빈도 카운트 업데이트<text:line-break/>⑤ 3번 과정 반복</text:p>
              </text:list-item>
              <text:list-item>
                <text:p text:style-name="P8"><text:span text:style-name="T1">Wordpiece Model(WPM)<text:line-break/>구글에서 BPE를 변형해 제안한 알고리즘이 바로 WPM<text:line-break/>공백을 복원하여 단어의 시작 부분에 언더바_를 추가<text:line-break/>빈도수 기반이 아닌 가능도(likelihood)를 증가시키는 방향으로 문자 쌍을 합침<text:line-break/>가능도 </text:span><text:span text:style-name="T3"></text:span><text:span text:style-name="T1"> 내가 뽑을 확률</text:span></text:p>
              </text:list-item>
              <text:list-item>
                <text:p text:style-name="P9">IMDB, NAVER 영화 리뷰 실습</text:p>
              </text:list-item>
            </text:list>
          </table:table-cell>
        </table:table-row>
        <text:soft-page-break/>
        <table:table-row table:style-name="표1.6">
          <table:table-cell table:style-name="표1.A1" office:value-type="string">
            <text:p text:style-name="P3">오후</text:p>
          </table:table-cell>
          <table:table-cell table:style-name="표1.A1" office:value-type="string">
            <text:list xml:id="list3679195232" text:style-name="WWNum21">
              <text:list-item>
                <text:p text:style-name="P10">과제 실습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교 육 일 지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2-01-20T00:14:00</meta:creation-date>
    <dc:date>2022-01-23T12:38:03.482000000</dc:date>
    <meta:editing-duration>PT19H5M18S</meta:editing-duration>
    <meta:generator>Neat_Office/6.2.8.2$Windows_x86 LibreOffice_project/</meta:generator>
    <meta:document-statistic meta:table-count="1" meta:image-count="0" meta:object-count="0" meta:page-count="2" meta:paragraph-count="17" meta:word-count="374" meta:character-count="708" meta:non-whitespace-character-count="564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